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8b94" officeooo:paragraph-rsid="00098b94"/>
    </style:style>
    <style:style style:name="P2" style:family="paragraph" style:parent-style-name="Standard">
      <style:text-properties fo:font-weight="bold" officeooo:rsid="00098b94" officeooo:paragraph-rsid="00098b94" style:font-weight-asian="bold" style:font-weight-complex="bold"/>
    </style:style>
    <style:style style:name="P3" style:family="paragraph" style:parent-style-name="Standard">
      <style:text-properties fo:font-weight="bold" officeooo:rsid="00098b94" officeooo:paragraph-rsid="0009995c" style:font-weight-asian="bold" style:font-weight-complex="bold"/>
    </style:style>
    <style:style style:name="P4" style:family="paragraph" style:parent-style-name="Standard">
      <style:text-properties fo:font-weight="bold" officeooo:rsid="00098b94" officeooo:paragraph-rsid="000a777b" style:font-weight-asian="bold" style:font-weight-complex="bold"/>
    </style:style>
    <style:style style:name="P5" style:family="paragraph" style:parent-style-name="Standard">
      <style:text-properties fo:font-weight="bold" officeooo:rsid="000a777b" officeooo:paragraph-rsid="000a777b" style:font-weight-asian="bold" style:font-weight-complex="bold"/>
    </style:style>
    <style:style style:name="P6" style:family="paragraph" style:parent-style-name="Standard">
      <style:text-properties officeooo:rsid="000bdfee" officeooo:paragraph-rsid="000bdfe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995c" style:font-weight-asian="normal" style:font-weight-complex="normal"/>
    </style:style>
    <style:style style:name="T3" style:family="text">
      <style:text-properties fo:font-weight="normal" officeooo:rsid="000a777b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aspberry PI</text:p>
      <text:p text:style-name="P1">Desenvolvido pela fundação Raspberry PI Foundation do Reino Unido, este pequeno computador teve a sua primeira versão lançada em 10 de fevereiro de 2012 e pode se conectar em um monitor ou um aparelho de televisão via cabo HDMI e aceita entrada para mouse e teclado como padrão em todos os modelos, possui toda a sua parte de hardware integrado a si. </text:p>
      <text:p text:style-name="P1">Sua primeira versão inicial passou a custar 35 dolares sendo considerado o computador mais barato do mundo.</text:p>
      <text:p text:style-name="P1">Ao ter um microSD acoplado a si, pode funcionar com sistemas operacionais unix/linux por possuir um processador ARM.</text:p>
      <text:p text:style-name="P1">A fundação lançou um sistema operacional baseado no debian chamado de Raspbian com o intuido de otimizar o funcionamento do sistema operacional no hardware.</text:p>
      <text:p text:style-name="P6">Existindo predominantemente dois modelos sendo o A e o B a diferença está que o B possui porta Ethernet e mais entradas USB em relação ao A que não consegue ter nenhuma conexão externa a não ser pelos seus pinos de GPIO.</text:p>
      <text:p text:style-name="P1"/>
      <text:p text:style-name="P1"/>
      <text:p text:style-name="P2">Versões de Hardware</text:p>
      <text:p text:style-name="P2"/>
      <text:p text:style-name="P2"><text:span text:style-name="T1">Raspberry PI A+</text:span></text:p>
      <text:p text:style-name="P2"><text:span text:style-name="T1">Processador: ARM1176JZF-S com 1 núcleo, 700MHz de clock e GPU VideoCore IV</text:span></text:p>
      <text:p text:style-name="P2"><text:span text:style-name="T1">Memória RAM: 256MB</text:span></text:p>
      <text:p text:style-name="P2"><text:span text:style-name="T1">Preço: 20 dolares</text:span></text:p>
      <text:p text:style-name="P2"><text:span text:style-name="T1"/></text:p>
      <text:p text:style-name="P2"><text:span text:style-name="T1">Raspberry PI Modelo B</text:span></text:p>
      <text:p text:style-name="P2"><text:span text:style-name="T1">Processador: ARM1176JZF-S com 1 núcleo, 700MHz de clock e GPU VideoCore IV</text:span></text:p>
      <text:p text:style-name="P2"><text:span text:style-name="T1">Memória RAM: 512MB</text:span></text:p>
      <text:p text:style-name="P2"><text:span text:style-name="T1">Preço: Não se encontra mais disponível a venda</text:span></text:p>
      <text:p text:style-name="P2"><text:span text:style-name="T1"/></text:p>
      <text:p text:style-name="P2"><text:span text:style-name="T1">Raspberry PI 2</text:span></text:p>
      <text:p text:style-name="P2"><text:span text:style-name="T1">Processador: </text:span><text:span text:style-name="T2">Cortex-A7</text:span><text:span text:style-name="T1"> com </text:span><text:span text:style-name="T2">4</text:span><text:span text:style-name="T1"> núcleo</text:span><text:span text:style-name="T2">s</text:span><text:span text:style-name="T1">, </text:span><text:span text:style-name="T2">9</text:span><text:span text:style-name="T1">00MHz de clock e GPU VideoCore IV</text:span></text:p>
      <text:p text:style-name="P2"><text:span text:style-name="T1">Memória RAM: </text:span><text:span text:style-name="T2">1G</text:span><text:span text:style-name="T1">B</text:span></text:p>
      <text:p text:style-name="P2"><text:span text:style-name="T1">Preço: 35 dolares</text:span></text:p>
      <text:p text:style-name="P2"><text:span text:style-name="T1"/></text:p>
      <text:p text:style-name="P3"><text:span text:style-name="T1">Raspberry PI </text:span><text:span text:style-name="T2">Zero</text:span></text:p>
      <text:p text:style-name="P3"><text:span text:style-name="T1">Processador: ARM1176JZF-S com 1 núcleo, </text:span><text:span text:style-name="T2">1G</text:span><text:span text:style-name="T1">Hz de clock e GPU VideoCore IV</text:span></text:p>
      <text:p text:style-name="P3"><text:span text:style-name="T1">Memória RAM: </text:span><text:span text:style-name="T2">512</text:span><text:span text:style-name="T1">MB</text:span></text:p>
      <text:p text:style-name="P3"><text:span text:style-name="T1">Preço: </text:span><text:span text:style-name="T2">Apenas 5</text:span><text:span text:style-name="T1"> dolares</text:span></text:p>
      <text:p text:style-name="P3"><text:span text:style-name="T1"/></text:p>
      <text:p text:style-name="P4"><text:span text:style-name="T1">Raspberry PI </text:span><text:span text:style-name="T3">Zero W</text:span></text:p>
      <text:p text:style-name="P4"><text:span text:style-name="T1">Processador: ARM1176JZF-S com 1 núcleo, </text:span><text:span text:style-name="T3">1G</text:span><text:span text:style-name="T1">Hz de clock e GPU VideoCore IV</text:span></text:p>
      <text:p text:style-name="P4"><text:span text:style-name="T1">Memória RAM: </text:span><text:span text:style-name="T3">512</text:span><text:span text:style-name="T1">MB</text:span></text:p>
      <text:p text:style-name="P4"><text:span text:style-name="T1">Preço: </text:span><text:span text:style-name="T3">1</text:span><text:span text:style-name="T1">0 dolares</text:span></text:p>
      <text:p text:style-name="P5"><text:span text:style-name="T1">Diferenciais: Possui conexão Wireless 802.11n e Bluetooth 4.1</text:span></text:p>
      <text:p text:style-name="P5"><text:span text:style-name="T1"/></text:p>
      <text:p text:style-name="P4"><text:span text:style-name="T1">Raspberry PI </text:span><text:span text:style-name="T3">3</text:span></text:p>
      <text:p text:style-name="P4"><text:span text:style-name="T1">Processador: </text:span><text:span text:style-name="T3">Cortex-A53 64-bit</text:span><text:span text:style-name="T1"> com </text:span><text:span text:style-name="T3">4</text:span><text:span text:style-name="T1"> núcleo</text:span><text:span text:style-name="T3">s</text:span><text:span text:style-name="T1">, </text:span><text:span text:style-name="T3">1.2G</text:span><text:span text:style-name="T1">Hz de clock e GPU VideoCore IV</text:span></text:p>
      <text:p text:style-name="P4"><text:span text:style-name="T1">Memória RAM: </text:span><text:span text:style-name="T3">1GB</text:span></text:p>
      <text:p text:style-name="P4"><text:span text:style-name="T1">Preço: </text:span><text:span text:style-name="T3">35</text:span><text:span text:style-name="T1"> dolares</text:span></text:p>
      <text:p text:style-name="P5"><text:span text:style-name="T1">Diferenciais: Possui conexão Wireless 802.11n e Bluetooth 4.1</text:span></text:p>
      <text:p text:style-name="P5"><text:span text:style-name="T1"/></text:p>
      <text:p text:style-name="P5"><text:span text:style-name="T1">Para um melhor desempenho neste projeto está sendo utilizado o Raspberry PI 3 para um processamento mais rápido em termos de leitura e resposta.</text:span></text:p>
      <text:p text:style-name="P5"><text:soft-page-break/><text:span text:style-name="T1"/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6T10:40:21.491000000</meta:creation-date>
    <dc:date>2018-01-06T11:00:01.554000000</dc:date>
    <meta:editing-duration>PT6M35S</meta:editing-duration>
    <meta:editing-cycles>3</meta:editing-cycles>
    <meta:generator>LibreOffice/5.3.6.1$Windows_x86 LibreOffice_project/686f202eff87ef707079aeb7f485847613344eb7</meta:generator>
    <meta:document-statistic meta:table-count="0" meta:image-count="0" meta:object-count="0" meta:page-count="2" meta:paragraph-count="34" meta:word-count="343" meta:character-count="2032" meta:non-whitespace-character-count="1722"/>
  </office:meta>
</office:document-meta>
</file>